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1.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fo:wrap-option="wrap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cc99" style:cell-protect="none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aecf00"/>
    </style:style>
    <style:style style:name="ce6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 style:data-style-name="N108">
      <style:table-cell-properties fo:background-color="#aecf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style-name="ce2" office:value-type="string">
            <text:p>From the survey plan</text:p>
          </table:table-cell>
          <table:table-cell table:style-name="ce2" table:number-columns-repeated="2"/>
          <table:table-cell table:style-name="ce5" office:value-type="string">
            <text:p>Use this value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/>
          <table:table-cell table:style-name="ce3" office:value-type="string">
            <text:p>degrees</text:p>
          </table:table-cell>
          <table:table-cell table:style-name="ce3" office:value-type="string">
            <text:p>minutes</text:p>
          </table:table-cell>
          <table:table-cell table:style-name="ce3" office:value-type="string">
            <text:p>seconds</text:p>
          </table:table-cell>
          <table:table-cell table:style-name="ce6" office:value-type="string">
            <text:p>decimal degrees</text:p>
          </table:table-cell>
        </table:table-row>
        <table:table-row table:style-name="ro4">
          <table:table-cell table:style-name="ce1" office:value-type="string">
            <text:p>Type the bearing here:</text:p>
          </table:table-cell>
          <table:table-cell table:style-name="ce4"/>
          <table:table-cell table:style-name="ce4" office:value-type="float" office:value="34">
            <text:p>34</text:p>
          </table:table-cell>
          <table:table-cell table:style-name="ce4"/>
          <table:table-cell table:style-name="ce7" table:formula="of:=[.B5]+[.C5]/60+[.D5]/3600" office:value-type="float" office:value="0.566666666666667">
            <text:p>0.5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vin Fleming</meta:initial-creator>
    <meta:creation-date>2013-03-09T10:53:47</meta:creation-date>
    <dc:date>2013-03-10T10:55:48</dc:date>
    <dc:creator>Gavin Fleming</dc:creator>
    <meta:editing-duration>PT23H46M51S</meta:editing-duration>
    <meta:editing-cycles>4</meta:editing-cycles>
    <meta:generator>LibreOffice/3.6$Linux_X86_64 LibreOffice_project/360m1$Build-2</meta:generator>
    <meta:document-statistic meta:table-count="1" meta:cell-count="11" meta:object-count="0"/>
  </office:meta>
</office:document-meta>
</file>